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RandomAccess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andomAccessContent.getData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tpRandomAcces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RandomAccessContent.read( byte b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andomAccessContent.read( byte b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RandomAccessContent.FtpRandomAccessContent( final FtpFileObject fileObject ,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RandomAccessContent.seek( long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